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992cm"/>
    </style:style>
    <style:style style:name="co2" style:family="table-column">
      <style:table-column-properties fo:break-before="auto" style:column-width="6.696cm"/>
    </style:style>
    <style:style style:name="co3" style:family="table-column">
      <style:table-column-properties fo:break-before="auto" style:column-width="6.50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2.005cm"/>
    </style:style>
    <style:style style:name="co8" style:family="table-column">
      <style:table-column-properties fo:break-before="auto" style:column-width="16.921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/>
    </style:style>
    <style:style style:name="ce5" style:family="table-cell" style:parent-style-name="Default">
      <style:text-properties fo:color="#dc23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fo:font-weight="bold" style:font-weight-asian="bold" style:font-weight-complex="bold"/>
    </style:style>
  </office:automatic-styles>
  <office:body>
    <office:spreadsheet>
      <table:table table:name="Sour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/>
          <table:table-cell table:number-columns-repeated="2" office:value-type="string" calcext:value-type="string">
            <text:p>langu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E descr</text:p>
          </table:table-cell>
          <table:table-cell office:value-type="string" calcext:value-type="string">
            <text:p>éditable</text:p>
          </table:table-cell>
          <table:table-cell office:value-type="string" calcext:value-type="string">
            <text:p>module ID</text:p>
          </table:table-cell>
          <table:table-cell office:value-type="string" calcext:value-type="string">
            <text:p>isRichText</text:p>
          </table:table-cell>
        </table:table-row>
        <table:table-row table:style-name="ro1">
          <table:table-cell office:value-type="string" calcext:value-type="string">
            <text:p>site_label_xxx</text:p>
          </table:table-cell>
          <table:table-cell table:number-columns-repeated="2"/>
          <table:table-cell office:value-type="string" calcext:value-type="string">
            <text:p>clien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ror_system_admin</text:p>
          </table:table-cell>
          <table:table-cell table:style-name="ce1" office:value-type="string" calcext:value-type="string">
            <text:p>Une erreur système s'est produit lors de la connexion. Merci de contacter un administrateur.</text:p>
          </table:table-cell>
          <table:table-cell table:style-name="ce1" office:value-type="string" calcext:value-type="string">
            <text:p>A system error occurs. Please, contact an administrator.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_Solde</text:p>
          </table:table-cell>
          <table:table-cell office:value-type="string" calcext:value-type="string">
            <text:p>En solde</text:p>
          </table:table-cell>
          <table:table-cell office:value-type="string" calcext:value-type="string">
            <text:p>Sold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_Closeout</text:p>
          </table:table-cell>
          <table:table-cell office:value-type="string" calcext:value-type="string">
            <text:p>En liquidation</text:p>
          </table:table-cell>
          <table:table-cell office:value-type="string" calcext:value-type="string">
            <text:p>Closeou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P_Tabs</text:p>
          </table:table-cell>
          <table:table-cell table:style-name="ce1" office:value-type="string" calcext:value-type="string">
            <text:p>Libellé de l'onglet </text:p>
          </table:table-cell>
          <table:table-cell table:style-name="ce1" office:value-type="string" calcext:value-type="string">
            <text:p>Label for tab 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P_TabsText</text:p>
          </table:table-cell>
          <table:table-cell office:value-type="string" calcext:value-type="string">
            <text:p>Contenu de l'onglet </text:p>
          </table:table-cell>
          <table:table-cell office:value-type="string" calcext:value-type="string">
            <text:p>Content for tab 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P_IsNew</text:p>
          </table:table-cell>
          <table:table-cell office:value-type="string" calcext:value-type="string">
            <text:p>Nouveauté</text:p>
          </table:table-cell>
          <table:table-cell office:value-type="string" calcext:value-type="string">
            <text:p>New produc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IsNew</text:p>
          </table:table-cell>
          <table:table-cell office:value-type="string" calcext:value-type="string">
            <text:p>Nouveauté</text:p>
          </table:table-cell>
          <table:table-cell office:value-type="string" calcext:value-type="string">
            <text:p>New produc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IsCloseout</text:p>
          </table:table-cell>
          <table:table-cell office:value-type="string" calcext:value-type="string">
            <text:p>En liquidation</text:p>
          </table:table-cell>
          <table:table-cell office:value-type="string" calcext:value-type="string">
            <text:p>Closeou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CloseoutPrice</text:p>
          </table:table-cell>
          <table:table-cell table:style-name="ce1" office:value-type="string" calcext:value-type="string">
            <text:p>Prix de liquidation</text:p>
          </table:table-cell>
          <table:table-cell office:value-type="string" calcext:value-type="string">
            <text:p>Closeou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k_catalog_listType</text:p>
          </table:table-cell>
          <table:table-cell table:style-name="ce1" office:value-type="string" calcext:value-type="string">
            <text:p>Choisir le type de liste</text:p>
          </table:table-cell>
          <table:table-cell office:value-type="string" calcext:value-type="string">
            <text:p>Select the type of lis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ock_catalog_listSubtype</text:p>
          </table:table-cell>
          <table:table-cell table:style-name="ce1" office:value-type="string" calcext:value-type="string">
            <text:p>Choisir l'affichage des produits</text:p>
          </table:table-cell>
          <table:table-cell office:value-type="string" calcext:value-type="string">
            <text:p>Select which data to display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k_catalog_list_onlyNew</text:p>
          </table:table-cell>
          <table:table-cell table:style-name="ce1" office:value-type="string" calcext:value-type="string">
            <text:p>Afficher seulement les nouveautés</text:p>
          </table:table-cell>
          <table:table-cell office:value-type="string" calcext:value-type="string">
            <text:p>Only display new products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k_catalog_list_onlySolde</text:p>
          </table:table-cell>
          <table:table-cell table:style-name="ce1" office:value-type="string" calcext:value-type="string">
            <text:p>Afficher seulement les soldes</text:p>
          </table:table-cell>
          <table:table-cell office:value-type="string" calcext:value-type="string">
            <text:p>Only display sold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k_catalog_onlyCloseout</text:p>
          </table:table-cell>
          <table:table-cell table:style-name="ce1" office:value-type="string" calcext:value-type="string">
            <text:p>Afficher seulement les liquidations</text:p>
          </table:table-cell>
          <table:table-cell office:value-type="string" calcext:value-type="string">
            <text:p>Only display closeouts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ock_catalog_option_1_list</text:p>
          </table:table-cell>
          <table:table-cell office:value-type="string" calcext:value-type="string">
            <text:p>Afficher par catégories puis produits</text:p>
          </table:table-cell>
          <table:table-cell office:value-type="string" calcext:value-type="string">
            <text:p>Display categories then products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ock_catalog_option_2_list</text:p>
          </table:table-cell>
          <table:table-cell office:value-type="string" calcext:value-type="string">
            <text:p>Afficher les produits des catégories.</text:p>
          </table:table-cell>
          <table:table-cell office:value-type="string" calcext:value-type="string">
            <text:p>Display products from categories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ock_catalog_option_1_sublist</text:p>
          </table:table-cell>
          <table:table-cell table:style-name="ce1" office:value-type="string" calcext:value-type="string">
            <text:p>Produit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ock_catalog_option_2_sublist</text:p>
          </table:table-cell>
          <table:table-cell table:style-name="ce1" office:value-type="string" calcext:value-type="string">
            <text:p>SKU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 table:number-rows-repeated="104855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esultat" table:style-name="ta1" table:print="false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PLACE INTO Static_Texts (ST_Identifier, ST_LangID, ST_Value, ST_Type, ST_Desc_backend, ST_Editable, ST_ModuleID, ST_RichText) VALUES</text:p>
          </table:table-cell>
          <table:table-cell/>
        </table:table-row>
        <table:table-row table:style-name="ro2">
          <table:table-cell table:formula="of:=&quot;('&quot;&amp;[Source.A3]&amp;&quot;', &quot;&amp;[Source.$B$2]&amp;&quot;, &quot;&quot;&quot;&amp;[Source.B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xxx', 1, &quot;&quot;, &quot;client&quot;, &quot;&quot;, 0, 0, 1)," calcext:value-type="string">
            <text:p>('site_label_xxx', 1, "", "client", "", 0, 0, 1),</text:p>
          </table:table-cell>
          <table:table-cell table:formula="of:=&quot;('&quot;&amp;[Source.A3]&amp;&quot;', &quot;&amp;[Source.$C$2]&amp;&quot;, &quot;&quot;&quot;&amp;[Source.C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xxx', 2, &quot;&quot;, &quot;client&quot;, &quot;&quot;, 0, 0, 1)," calcext:value-type="string">
            <text:p>('site_label_xxx', 2, "", "client", "", 0, 0, 1),</text:p>
          </table:table-cell>
        </table:table-row>
        <table:table-row table:style-name="ro1">
          <table:table-cell table:formula="of:=&quot;('&quot;&amp;[Source.A4]&amp;&quot;', &quot;&amp;[Source.$B$2]&amp;&quot;, &quot;&quot;&quot;&amp;[Source.B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1, &quot;Une erreur système s'est produit lors de la connexion. Merci de contacter un administrateur.&quot;, &quot;cible&quot;, &quot;&quot;, 0, 0, 0)," calcext:value-type="string">
            <text:p>('error_system_admin', 1, "Une erreur système s'est produit lors de la connexion. Merci de contacter un administrateur.", "cible", "", 0, 0, 0),</text:p>
          </table:table-cell>
          <table:table-cell table:formula="of:=&quot;('&quot;&amp;[Source.A4]&amp;&quot;', &quot;&amp;[Source.$C$2]&amp;&quot;, &quot;&quot;&quot;&amp;[Source.C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2, &quot;A system error occurs. Please, contact an administrator.&quot;, &quot;cible&quot;, &quot;&quot;, 0, 0, 0)," calcext:value-type="string">
            <text:p>('error_system_admin', 2, "A system error occurs. Please, contact an administrator.", "cible", "", 0, 0, 0),</text:p>
          </table:table-cell>
        </table:table-row>
        <table:table-row table:style-name="ro1">
          <table:table-cell table:formula="of:=&quot;('&quot;&amp;[Source.A5]&amp;&quot;', &quot;&amp;[Source.$B$2]&amp;&quot;, &quot;&quot;&quot;&amp;[Source.B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P_Solde', 1, &quot;En solde&quot;, &quot;cible&quot;, &quot;&quot;, 0, 14, 0)," calcext:value-type="string">
            <text:p>('P_Solde', 1, "En solde", "cible", "", 0, 14, 0),</text:p>
          </table:table-cell>
          <table:table-cell table:formula="of:=&quot;('&quot;&amp;[Source.A5]&amp;&quot;', &quot;&amp;[Source.$C$2]&amp;&quot;, &quot;&quot;&quot;&amp;[Source.C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P_Solde', 2, &quot;Solde&quot;, &quot;cible&quot;, &quot;&quot;, 0, 14, 0)," calcext:value-type="string">
            <text:p>('P_Solde', 2, "Solde", "cible", "", 0, 14, 0),</text:p>
          </table:table-cell>
        </table:table-row>
        <table:table-row table:style-name="ro1">
          <table:table-cell table:formula="of:=&quot;('&quot;&amp;[Source.A6]&amp;&quot;', &quot;&amp;[Source.$B$2]&amp;&quot;, &quot;&quot;&quot;&amp;[Source.B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P_Closeout', 1, &quot;En liquidation&quot;, &quot;cible&quot;, &quot;&quot;, 0, 14, 0)," calcext:value-type="string">
            <text:p>('P_Closeout', 1, "En liquidation", "cible", "", 0, 14, 0),</text:p>
          </table:table-cell>
          <table:table-cell table:formula="of:=&quot;('&quot;&amp;[Source.A6]&amp;&quot;', &quot;&amp;[Source.$C$2]&amp;&quot;, &quot;&quot;&quot;&amp;[Source.C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P_Closeout', 2, &quot;Closeout&quot;, &quot;cible&quot;, &quot;&quot;, 0, 14, 0)," calcext:value-type="string">
            <text:p>('P_Closeout', 2, "Closeout", "cible", "", 0, 14, 0),</text:p>
          </table:table-cell>
        </table:table-row>
        <table:table-row table:style-name="ro1">
          <table:table-cell table:formula="of:=&quot;('&quot;&amp;[Source.A7]&amp;&quot;', &quot;&amp;[Source.$B$2]&amp;&quot;, &quot;&quot;&quot;&amp;[Source.B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P_Tabs', 1, &quot;Libellé de l'onglet &quot;, &quot;cible&quot;, &quot;&quot;, 0, 14, 0)," calcext:value-type="string">
            <text:p>('form_label_P_Tabs', 1, "Libellé de l'onglet ", "cible", "", 0, 14, 0),</text:p>
          </table:table-cell>
          <table:table-cell table:formula="of:=&quot;('&quot;&amp;[Source.A7]&amp;&quot;', &quot;&amp;[Source.$C$2]&amp;&quot;, &quot;&quot;&quot;&amp;[Source.C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P_Tabs', 2, &quot;Label for tab &quot;, &quot;cible&quot;, &quot;&quot;, 0, 14, 0)," calcext:value-type="string">
            <text:p>('form_label_P_Tabs', 2, "Label for tab ", "cible", "", 0, 14, 0),</text:p>
          </table:table-cell>
        </table:table-row>
        <table:table-row table:style-name="ro1">
          <table:table-cell table:formula="of:=&quot;('&quot;&amp;[Source.A8]&amp;&quot;', &quot;&amp;[Source.$B$2]&amp;&quot;, &quot;&quot;&quot;&amp;[Source.B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P_TabsText', 1, &quot;Contenu de l'onglet &quot;, &quot;cible&quot;, &quot;&quot;, 0, 14, 0)," calcext:value-type="string">
            <text:p>('form_label_P_TabsText', 1, "Contenu de l'onglet ", "cible", "", 0, 14, 0),</text:p>
          </table:table-cell>
          <table:table-cell table:formula="of:=&quot;('&quot;&amp;[Source.A8]&amp;&quot;', &quot;&amp;[Source.$C$2]&amp;&quot;, &quot;&quot;&quot;&amp;[Source.C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P_TabsText', 2, &quot;Content for tab &quot;, &quot;cible&quot;, &quot;&quot;, 0, 14, 0)," calcext:value-type="string">
            <text:p>('form_label_P_TabsText', 2, "Content for tab ", "cible", "", 0, 14, 0),</text:p>
          </table:table-cell>
        </table:table-row>
        <table:table-row table:style-name="ro1">
          <table:table-cell table:formula="of:=&quot;('&quot;&amp;[Source.A9]&amp;&quot;', &quot;&amp;[Source.$B$2]&amp;&quot;, &quot;&quot;&quot;&amp;[Source.B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P_IsNew', 1, &quot;Nouveauté&quot;, &quot;cible&quot;, &quot;&quot;, 0, 14, 0)," calcext:value-type="string">
            <text:p>('form_label_P_IsNew', 1, "Nouveauté", "cible", "", 0, 14, 0),</text:p>
          </table:table-cell>
          <table:table-cell table:formula="of:=&quot;('&quot;&amp;[Source.A9]&amp;&quot;', &quot;&amp;[Source.$C$2]&amp;&quot;, &quot;&quot;&quot;&amp;[Source.C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P_IsNew', 2, &quot;New product&quot;, &quot;cible&quot;, &quot;&quot;, 0, 14, 0)," calcext:value-type="string">
            <text:p>('form_label_P_IsNew', 2, "New product", "cible", "", 0, 14, 0),</text:p>
          </table:table-cell>
        </table:table-row>
        <table:table-row table:style-name="ro1">
          <table:table-cell table:formula="of:=&quot;('&quot;&amp;[Source.A10]&amp;&quot;', &quot;&amp;[Source.$B$2]&amp;&quot;, &quot;&quot;&quot;&amp;[Source.B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IsNew', 1, &quot;Nouveauté&quot;, &quot;cible&quot;, &quot;&quot;, 0, 14, 0)," calcext:value-type="string">
            <text:p>('form_label_I_IsNew', 1, "Nouveauté", "cible", "", 0, 14, 0),</text:p>
          </table:table-cell>
          <table:table-cell table:formula="of:=&quot;('&quot;&amp;[Source.A10]&amp;&quot;', &quot;&amp;[Source.$C$2]&amp;&quot;, &quot;&quot;&quot;&amp;[Source.C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IsNew', 2, &quot;New product&quot;, &quot;cible&quot;, &quot;&quot;, 0, 14, 0)," calcext:value-type="string">
            <text:p>('form_label_I_IsNew', 2, "New product", "cible", "", 0, 14, 0),</text:p>
          </table:table-cell>
        </table:table-row>
        <table:table-row table:style-name="ro1">
          <table:table-cell table:formula="of:=&quot;('&quot;&amp;[Source.A11]&amp;&quot;', &quot;&amp;[Source.$B$2]&amp;&quot;, &quot;&quot;&quot;&amp;[Source.B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IsCloseout', 1, &quot;En liquidation&quot;, &quot;cible&quot;, &quot;&quot;, 0, 14, 0)," calcext:value-type="string">
            <text:p>('form_label_I_IsCloseout', 1, "En liquidation", "cible", "", 0, 14, 0),</text:p>
          </table:table-cell>
          <table:table-cell table:formula="of:=&quot;('&quot;&amp;[Source.A11]&amp;&quot;', &quot;&amp;[Source.$C$2]&amp;&quot;, &quot;&quot;&quot;&amp;[Source.C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IsCloseout', 2, &quot;Closeout&quot;, &quot;cible&quot;, &quot;&quot;, 0, 14, 0)," calcext:value-type="string">
            <text:p>('form_label_I_IsCloseout', 2, "Closeout", "cible", "", 0, 14, 0),</text:p>
          </table:table-cell>
        </table:table-row>
        <table:table-row table:style-name="ro1">
          <table:table-cell table:formula="of:=&quot;('&quot;&amp;[Source.A12]&amp;&quot;', &quot;&amp;[Source.$B$2]&amp;&quot;, &quot;&quot;&quot;&amp;[Source.B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CloseoutPrice', 1, &quot;Prix de liquidation&quot;, &quot;cible&quot;, &quot;&quot;, 0, 14, 0)," calcext:value-type="string">
            <text:p>('form_label_I_CloseoutPrice', 1, "Prix de liquidation", "cible", "", 0, 14, 0),</text:p>
          </table:table-cell>
          <table:table-cell table:formula="of:=&quot;('&quot;&amp;[Source.A12]&amp;&quot;', &quot;&amp;[Source.$C$2]&amp;&quot;, &quot;&quot;&quot;&amp;[Source.C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CloseoutPrice', 2, &quot;Closeout price&quot;, &quot;cible&quot;, &quot;&quot;, 0, 14, 0)," calcext:value-type="string">
            <text:p>('form_label_I_CloseoutPrice', 2, "Closeout price", "cible", "", 0, 14, 0),</text:p>
          </table:table-cell>
        </table:table-row>
        <table:table-row table:style-name="ro1">
          <table:table-cell table:formula="of:=&quot;('&quot;&amp;[Source.A13]&amp;&quot;', &quot;&amp;[Source.$B$2]&amp;&quot;, &quot;&quot;&quot;&amp;[Source.B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block_catalog_listType', 1, &quot;Choisir le type de liste&quot;, &quot;cible&quot;, &quot;&quot;, 0, 14, 0)," calcext:value-type="string">
            <text:p>('block_catalog_listType', 1, "Choisir le type de liste", "cible", "", 0, 14, 0),</text:p>
          </table:table-cell>
          <table:table-cell table:formula="of:=&quot;('&quot;&amp;[Source.A13]&amp;&quot;', &quot;&amp;[Source.$C$2]&amp;&quot;, &quot;&quot;&quot;&amp;[Source.C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block_catalog_listType', 2, &quot;Select the type of list&quot;, &quot;cible&quot;, &quot;&quot;, 0, 14, 0)," calcext:value-type="string">
            <text:p>('block_catalog_listType', 2, "Select the type of list", "cible", "", 0, 14, 0),</text:p>
          </table:table-cell>
        </table:table-row>
        <table:table-row table:style-name="ro1">
          <table:table-cell table:formula="of:=&quot;('&quot;&amp;[Source.A14]&amp;&quot;', &quot;&amp;[Source.$B$2]&amp;&quot;, &quot;&quot;&quot;&amp;[Source.B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block_catalog_listSubtype', 1, &quot;Choisir l'affichage des produits&quot;, &quot;cible&quot;, &quot;&quot;, 0, 14, 0)," calcext:value-type="string">
            <text:p>('block_catalog_listSubtype', 1, "Choisir l'affichage des produits", "cible", "", 0, 14, 0),</text:p>
          </table:table-cell>
          <table:table-cell table:formula="of:=&quot;('&quot;&amp;[Source.A14]&amp;&quot;', &quot;&amp;[Source.$C$2]&amp;&quot;, &quot;&quot;&quot;&amp;[Source.C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block_catalog_listSubtype', 2, &quot;Select which data to display&quot;, &quot;cible&quot;, &quot;&quot;, 0, 14, 0)," calcext:value-type="string">
            <text:p>('block_catalog_listSubtype', 2, "Select which data to display", "cible", "", 0, 14, 0),</text:p>
          </table:table-cell>
        </table:table-row>
        <table:table-row table:style-name="ro1">
          <table:table-cell table:formula="of:=&quot;('&quot;&amp;[Source.A15]&amp;&quot;', &quot;&amp;[Source.$B$2]&amp;&quot;, &quot;&quot;&quot;&amp;[Source.B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block_catalog_list_onlyNew', 1, &quot;Afficher seulement les nouveautés&quot;, &quot;cible&quot;, &quot;&quot;, 0, 14, 0)," calcext:value-type="string">
            <text:p>('block_catalog_list_onlyNew', 1, "Afficher seulement les nouveautés", "cible", "", 0, 14, 0),</text:p>
          </table:table-cell>
          <table:table-cell table:formula="of:=&quot;('&quot;&amp;[Source.A15]&amp;&quot;', &quot;&amp;[Source.$C$2]&amp;&quot;, &quot;&quot;&quot;&amp;[Source.C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block_catalog_list_onlyNew', 2, &quot;Only display new products&quot;, &quot;cible&quot;, &quot;&quot;, 0, 14, 0)," calcext:value-type="string">
            <text:p>('block_catalog_list_onlyNew', 2, "Only display new products", "cible", "", 0, 14, 0),</text:p>
          </table:table-cell>
        </table:table-row>
        <table:table-row table:style-name="ro1">
          <table:table-cell table:formula="of:=&quot;('&quot;&amp;[Source.A16]&amp;&quot;', &quot;&amp;[Source.$B$2]&amp;&quot;, &quot;&quot;&quot;&amp;[Source.B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block_catalog_list_onlySolde', 1, &quot;Afficher seulement les soldes&quot;, &quot;cible&quot;, &quot;&quot;, 0, 14, 0)," calcext:value-type="string">
            <text:p>('block_catalog_list_onlySolde', 1, "Afficher seulement les soldes", "cible", "", 0, 14, 0),</text:p>
          </table:table-cell>
          <table:table-cell table:formula="of:=&quot;('&quot;&amp;[Source.A16]&amp;&quot;', &quot;&amp;[Source.$C$2]&amp;&quot;, &quot;&quot;&quot;&amp;[Source.C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block_catalog_list_onlySolde', 2, &quot;Only display solde&quot;, &quot;cible&quot;, &quot;&quot;, 0, 14, 0)," calcext:value-type="string">
            <text:p>('block_catalog_list_onlySolde', 2, "Only display solde", "cible", "", 0, 14, 0),</text:p>
          </table:table-cell>
        </table:table-row>
        <table:table-row table:style-name="ro1">
          <table:table-cell table:formula="of:=&quot;('&quot;&amp;[Source.A17]&amp;&quot;', &quot;&amp;[Source.$B$2]&amp;&quot;, &quot;&quot;&quot;&amp;[Source.B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block_catalog_onlyCloseout', 1, &quot;Afficher seulement les liquidations&quot;, &quot;cible&quot;, &quot;&quot;, 0, 14, 0)," calcext:value-type="string">
            <text:p>('block_catalog_onlyCloseout', 1, "Afficher seulement les liquidations", "cible", "", 0, 14, 0),</text:p>
          </table:table-cell>
          <table:table-cell table:formula="of:=&quot;('&quot;&amp;[Source.A17]&amp;&quot;', &quot;&amp;[Source.$C$2]&amp;&quot;, &quot;&quot;&quot;&amp;[Source.C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block_catalog_onlyCloseout', 2, &quot;Only display closeouts&quot;, &quot;cible&quot;, &quot;&quot;, 0, 14, 0)," calcext:value-type="string">
            <text:p>('block_catalog_onlyCloseout', 2, "Only display closeouts", "cible", "", 0, 14, 0),</text:p>
          </table:table-cell>
        </table:table-row>
        <table:table-row table:style-name="ro1">
          <table:table-cell table:formula="of:=&quot;('&quot;&amp;[Source.A18]&amp;&quot;', &quot;&amp;[Source.$B$2]&amp;&quot;, &quot;&quot;&quot;&amp;[Source.B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lock_catalog_option_1_list', 1, &quot;Afficher par catégories puis produits&quot;, &quot;cible&quot;, &quot;&quot;, 0, 14, 0)," calcext:value-type="string">
            <text:p>('block_catalog_option_1_list', 1, "Afficher par catégories puis produits", "cible", "", 0, 14, 0),</text:p>
          </table:table-cell>
          <table:table-cell table:formula="of:=&quot;('&quot;&amp;[Source.A18]&amp;&quot;', &quot;&amp;[Source.$C$2]&amp;&quot;, &quot;&quot;&quot;&amp;[Source.C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lock_catalog_option_1_list', 2, &quot;Display categories then products&quot;, &quot;cible&quot;, &quot;&quot;, 0, 14, 0)," calcext:value-type="string">
            <text:p>('block_catalog_option_1_list', 2, "Display categories then products", "cible", "", 0, 14, 0),</text:p>
          </table:table-cell>
        </table:table-row>
        <table:table-row table:style-name="ro1">
          <table:table-cell table:formula="of:=&quot;('&quot;&amp;[Source.A19]&amp;&quot;', &quot;&amp;[Source.$B$2]&amp;&quot;, &quot;&quot;&quot;&amp;[Source.B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block_catalog_option_2_list', 1, &quot;Afficher les produits des catégories.&quot;, &quot;cible&quot;, &quot;&quot;, 0, 14, 0)," calcext:value-type="string">
            <text:p>('block_catalog_option_2_list', 1, "Afficher les produits des catégories.", "cible", "", 0, 14, 0),</text:p>
          </table:table-cell>
          <table:table-cell table:formula="of:=&quot;('&quot;&amp;[Source.A19]&amp;&quot;', &quot;&amp;[Source.$C$2]&amp;&quot;, &quot;&quot;&quot;&amp;[Source.C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block_catalog_option_2_list', 2, &quot;Display products from categories&quot;, &quot;cible&quot;, &quot;&quot;, 0, 14, 0)," calcext:value-type="string">
            <text:p>('block_catalog_option_2_list', 2, "Display products from categories", "cible", "", 0, 14, 0),</text:p>
          </table:table-cell>
        </table:table-row>
        <table:table-row table:style-name="ro1">
          <table:table-cell table:formula="of:=&quot;('&quot;&amp;[Source.A20]&amp;&quot;', &quot;&amp;[Source.$B$2]&amp;&quot;, &quot;&quot;&quot;&amp;[Source.B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block_catalog_option_1_sublist', 1, &quot;Produits&quot;, &quot;cible&quot;, &quot;&quot;, 0, 14, 0)," calcext:value-type="string">
            <text:p>('block_catalog_option_1_sublist', 1, "Produits", "cible", "", 0, 14, 0),</text:p>
          </table:table-cell>
          <table:table-cell table:formula="of:=&quot;('&quot;&amp;[Source.A20]&amp;&quot;', &quot;&amp;[Source.$C$2]&amp;&quot;, &quot;&quot;&quot;&amp;[Source.C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block_catalog_option_1_sublist', 2, &quot;Products&quot;, &quot;cible&quot;, &quot;&quot;, 0, 14, 0)," calcext:value-type="string">
            <text:p>('block_catalog_option_1_sublist', 2, "Products", "cible", "", 0, 14, 0),</text:p>
          </table:table-cell>
        </table:table-row>
        <table:table-row table:style-name="ro1">
          <table:table-cell table:formula="of:=&quot;('&quot;&amp;[Source.A21]&amp;&quot;', &quot;&amp;[Source.$B$2]&amp;&quot;, &quot;&quot;&quot;&amp;[Source.B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block_catalog_option_2_sublist', 1, &quot;SKU&quot;, &quot;cible&quot;, &quot;&quot;, 0, 14, 0)," calcext:value-type="string">
            <text:p>('block_catalog_option_2_sublist', 1, "SKU", "cible", "", 0, 14, 0),</text:p>
          </table:table-cell>
          <table:table-cell table:formula="of:=&quot;('&quot;&amp;[Source.A21]&amp;&quot;', &quot;&amp;[Source.$C$2]&amp;&quot;, &quot;&quot;&quot;&amp;[Source.C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block_catalog_option_2_sublist', 2, &quot;SKU&quot;, &quot;cible&quot;, &quot;&quot;, 0, 14, 0)," calcext:value-type="string">
            <text:p>('block_catalog_option_2_sublist', 2, "SKU", "cible", "", 0, 14, 0),</text:p>
          </table:table-cell>
        </table:table-row>
        <table:table-row table:style-name="ro1">
          <table:table-cell table:formula="of:=&quot;('&quot;&amp;[Source.A22]&amp;&quot;', &quot;&amp;[Source.$B$2]&amp;&quot;, &quot;&quot;&quot;&amp;[Source.B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2]&amp;&quot;', &quot;&amp;[Source.$C$2]&amp;&quot;, &quot;&quot;&quot;&amp;[Source.C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23]&amp;&quot;', &quot;&amp;[Source.$B$2]&amp;&quot;, &quot;&quot;&quot;&amp;[Source.B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3]&amp;&quot;', &quot;&amp;[Source.$C$2]&amp;&quot;, &quot;&quot;&quot;&amp;[Source.C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24]&amp;&quot;', &quot;&amp;[Source.$B$2]&amp;&quot;, &quot;&quot;&quot;&amp;[Source.B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4]&amp;&quot;', &quot;&amp;[Source.$C$2]&amp;&quot;, &quot;&quot;&quot;&amp;[Source.C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25]&amp;&quot;', &quot;&amp;[Source.$B$2]&amp;&quot;, &quot;&quot;&quot;&amp;[Source.B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5]&amp;&quot;', &quot;&amp;[Source.$C$2]&amp;&quot;, &quot;&quot;&quot;&amp;[Source.C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6]&amp;&quot;', &quot;&amp;[Source.$B$2]&amp;&quot;, &quot;&quot;&quot;&amp;[Source.B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6]&amp;&quot;', &quot;&amp;[Source.$C$2]&amp;&quot;, &quot;&quot;&quot;&amp;[Source.C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7]&amp;&quot;', &quot;&amp;[Source.$B$2]&amp;&quot;, &quot;&quot;&quot;&amp;[Source.B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7]&amp;&quot;', &quot;&amp;[Source.$C$2]&amp;&quot;, &quot;&quot;&quot;&amp;[Source.C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8]&amp;&quot;', &quot;&amp;[Source.$B$2]&amp;&quot;, &quot;&quot;&quot;&amp;[Source.B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8]&amp;&quot;', &quot;&amp;[Source.$C$2]&amp;&quot;, &quot;&quot;&quot;&amp;[Source.C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9]&amp;&quot;', &quot;&amp;[Source.$B$2]&amp;&quot;, &quot;&quot;&quot;&amp;[Source.B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9]&amp;&quot;', &quot;&amp;[Source.$C$2]&amp;&quot;, &quot;&quot;&quot;&amp;[Source.C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0]&amp;&quot;', &quot;&amp;[Source.$B$2]&amp;&quot;, &quot;&quot;&quot;&amp;[Source.B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0]&amp;&quot;', &quot;&amp;[Source.$C$2]&amp;&quot;, &quot;&quot;&quot;&amp;[Source.C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1]&amp;&quot;', &quot;&amp;[Source.$B$2]&amp;&quot;, &quot;&quot;&quot;&amp;[Source.B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1]&amp;&quot;', &quot;&amp;[Source.$C$2]&amp;&quot;, &quot;&quot;&quot;&amp;[Source.C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2]&amp;&quot;', &quot;&amp;[Source.$B$2]&amp;&quot;, &quot;&quot;&quot;&amp;[Source.B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2]&amp;&quot;', &quot;&amp;[Source.$C$2]&amp;&quot;, &quot;&quot;&quot;&amp;[Source.C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3]&amp;&quot;', &quot;&amp;[Source.$B$2]&amp;&quot;, &quot;&quot;&quot;&amp;[Source.B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3]&amp;&quot;', &quot;&amp;[Source.$C$2]&amp;&quot;, &quot;&quot;&quot;&amp;[Source.C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4]&amp;&quot;', &quot;&amp;[Source.$B$2]&amp;&quot;, &quot;&quot;&quot;&amp;[Source.B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4]&amp;&quot;', &quot;&amp;[Source.$C$2]&amp;&quot;, &quot;&quot;&quot;&amp;[Source.C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5]&amp;&quot;', &quot;&amp;[Source.$B$2]&amp;&quot;, &quot;&quot;&quot;&amp;[Source.B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5]&amp;&quot;', &quot;&amp;[Source.$C$2]&amp;&quot;, &quot;&quot;&quot;&amp;[Source.C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6]&amp;&quot;', &quot;&amp;[Source.$B$2]&amp;&quot;, &quot;&quot;&quot;&amp;[Source.B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6]&amp;&quot;', &quot;&amp;[Source.$C$2]&amp;&quot;, &quot;&quot;&quot;&amp;[Source.C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7]&amp;&quot;', &quot;&amp;[Source.$B$2]&amp;&quot;, &quot;&quot;&quot;&amp;[Source.B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7]&amp;&quot;', &quot;&amp;[Source.$C$2]&amp;&quot;, &quot;&quot;&quot;&amp;[Source.C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8]&amp;&quot;', &quot;&amp;[Source.$B$2]&amp;&quot;, &quot;&quot;&quot;&amp;[Source.B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8]&amp;&quot;', &quot;&amp;[Source.$C$2]&amp;&quot;, &quot;&quot;&quot;&amp;[Source.C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9]&amp;&quot;', &quot;&amp;[Source.$B$2]&amp;&quot;, &quot;&quot;&quot;&amp;[Source.B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9]&amp;&quot;', &quot;&amp;[Source.$C$2]&amp;&quot;, &quot;&quot;&quot;&amp;[Source.C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0]&amp;&quot;', &quot;&amp;[Source.$B$2]&amp;&quot;, &quot;&quot;&quot;&amp;[Source.B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0]&amp;&quot;', &quot;&amp;[Source.$C$2]&amp;&quot;, &quot;&quot;&quot;&amp;[Source.C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1]&amp;&quot;', &quot;&amp;[Source.$B$2]&amp;&quot;, &quot;&quot;&quot;&amp;[Source.B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1]&amp;&quot;', &quot;&amp;[Source.$C$2]&amp;&quot;, &quot;&quot;&quot;&amp;[Source.C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2]&amp;&quot;', &quot;&amp;[Source.$B$2]&amp;&quot;, &quot;&quot;&quot;&amp;[Source.B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2]&amp;&quot;', &quot;&amp;[Source.$C$2]&amp;&quot;, &quot;&quot;&quot;&amp;[Source.C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3]&amp;&quot;', &quot;&amp;[Source.$B$2]&amp;&quot;, &quot;&quot;&quot;&amp;[Source.B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3]&amp;&quot;', &quot;&amp;[Source.$C$2]&amp;&quot;, &quot;&quot;&quot;&amp;[Source.C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4]&amp;&quot;', &quot;&amp;[Source.$B$2]&amp;&quot;, &quot;&quot;&quot;&amp;[Source.B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4]&amp;&quot;', &quot;&amp;[Source.$C$2]&amp;&quot;, &quot;&quot;&quot;&amp;[Source.C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5]&amp;&quot;', &quot;&amp;[Source.$B$2]&amp;&quot;, &quot;&quot;&quot;&amp;[Source.B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5]&amp;&quot;', &quot;&amp;[Source.$C$2]&amp;&quot;, &quot;&quot;&quot;&amp;[Source.C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6]&amp;&quot;', &quot;&amp;[Source.$B$2]&amp;&quot;, &quot;&quot;&quot;&amp;[Source.B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6]&amp;&quot;', &quot;&amp;[Source.$C$2]&amp;&quot;, &quot;&quot;&quot;&amp;[Source.C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7]&amp;&quot;', &quot;&amp;[Source.$B$2]&amp;&quot;, &quot;&quot;&quot;&amp;[Source.B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7]&amp;&quot;', &quot;&amp;[Source.$C$2]&amp;&quot;, &quot;&quot;&quot;&amp;[Source.C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8]&amp;&quot;', &quot;&amp;[Source.$B$2]&amp;&quot;, &quot;&quot;&quot;&amp;[Source.B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8]&amp;&quot;', &quot;&amp;[Source.$C$2]&amp;&quot;, &quot;&quot;&quot;&amp;[Source.C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9]&amp;&quot;', &quot;&amp;[Source.$B$2]&amp;&quot;, &quot;&quot;&quot;&amp;[Source.B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9]&amp;&quot;', &quot;&amp;[Source.$C$2]&amp;&quot;, &quot;&quot;&quot;&amp;[Source.C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0]&amp;&quot;', &quot;&amp;[Source.$B$2]&amp;&quot;, &quot;&quot;&quot;&amp;[Source.B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0]&amp;&quot;', &quot;&amp;[Source.$C$2]&amp;&quot;, &quot;&quot;&quot;&amp;[Source.C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1]&amp;&quot;', &quot;&amp;[Source.$B$2]&amp;&quot;, &quot;&quot;&quot;&amp;[Source.B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1]&amp;&quot;', &quot;&amp;[Source.$C$2]&amp;&quot;, &quot;&quot;&quot;&amp;[Source.C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2]&amp;&quot;', &quot;&amp;[Source.$B$2]&amp;&quot;, &quot;&quot;&quot;&amp;[Source.B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2]&amp;&quot;', &quot;&amp;[Source.$C$2]&amp;&quot;, &quot;&quot;&quot;&amp;[Source.C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3]&amp;&quot;', &quot;&amp;[Source.$B$2]&amp;&quot;, &quot;&quot;&quot;&amp;[Source.B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3]&amp;&quot;', &quot;&amp;[Source.$C$2]&amp;&quot;, &quot;&quot;&quot;&amp;[Source.C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4]&amp;&quot;', &quot;&amp;[Source.$B$2]&amp;&quot;, &quot;&quot;&quot;&amp;[Source.B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4]&amp;&quot;', &quot;&amp;[Source.$C$2]&amp;&quot;, &quot;&quot;&quot;&amp;[Source.C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5]&amp;&quot;', &quot;&amp;[Source.$B$2]&amp;&quot;, &quot;&quot;&quot;&amp;[Source.B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5]&amp;&quot;', &quot;&amp;[Source.$C$2]&amp;&quot;, &quot;&quot;&quot;&amp;[Source.C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6]&amp;&quot;', &quot;&amp;[Source.$B$2]&amp;&quot;, &quot;&quot;&quot;&amp;[Source.B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6]&amp;&quot;', &quot;&amp;[Source.$C$2]&amp;&quot;, &quot;&quot;&quot;&amp;[Source.C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7]&amp;&quot;', &quot;&amp;[Source.$B$2]&amp;&quot;, &quot;&quot;&quot;&amp;[Source.B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7]&amp;&quot;', &quot;&amp;[Source.$C$2]&amp;&quot;, &quot;&quot;&quot;&amp;[Source.C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8]&amp;&quot;', &quot;&amp;[Source.$B$2]&amp;&quot;, &quot;&quot;&quot;&amp;[Source.B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8]&amp;&quot;', &quot;&amp;[Source.$C$2]&amp;&quot;, &quot;&quot;&quot;&amp;[Source.C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9]&amp;&quot;', &quot;&amp;[Source.$B$2]&amp;&quot;, &quot;&quot;&quot;&amp;[Source.B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9]&amp;&quot;', &quot;&amp;[Source.$C$2]&amp;&quot;, &quot;&quot;&quot;&amp;[Source.C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0]&amp;&quot;', &quot;&amp;[Source.$B$2]&amp;&quot;, &quot;&quot;&quot;&amp;[Source.B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0]&amp;&quot;', &quot;&amp;[Source.$C$2]&amp;&quot;, &quot;&quot;&quot;&amp;[Source.C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1]&amp;&quot;', &quot;&amp;[Source.$B$2]&amp;&quot;, &quot;&quot;&quot;&amp;[Source.B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1]&amp;&quot;', &quot;&amp;[Source.$C$2]&amp;&quot;, &quot;&quot;&quot;&amp;[Source.C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2]&amp;&quot;', &quot;&amp;[Source.$B$2]&amp;&quot;, &quot;&quot;&quot;&amp;[Source.B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2]&amp;&quot;', &quot;&amp;[Source.$C$2]&amp;&quot;, &quot;&quot;&quot;&amp;[Source.C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3]&amp;&quot;', &quot;&amp;[Source.$B$2]&amp;&quot;, &quot;&quot;&quot;&amp;[Source.B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3]&amp;&quot;', &quot;&amp;[Source.$C$2]&amp;&quot;, &quot;&quot;&quot;&amp;[Source.C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4]&amp;&quot;', &quot;&amp;[Source.$B$2]&amp;&quot;, &quot;&quot;&quot;&amp;[Source.B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4]&amp;&quot;', &quot;&amp;[Source.$C$2]&amp;&quot;, &quot;&quot;&quot;&amp;[Source.C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5]&amp;&quot;', &quot;&amp;[Source.$B$2]&amp;&quot;, &quot;&quot;&quot;&amp;[Source.B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5]&amp;&quot;', &quot;&amp;[Source.$C$2]&amp;&quot;, &quot;&quot;&quot;&amp;[Source.C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6]&amp;&quot;', &quot;&amp;[Source.$B$2]&amp;&quot;, &quot;&quot;&quot;&amp;[Source.B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6]&amp;&quot;', &quot;&amp;[Source.$C$2]&amp;&quot;, &quot;&quot;&quot;&amp;[Source.C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7]&amp;&quot;', &quot;&amp;[Source.$B$2]&amp;&quot;, &quot;&quot;&quot;&amp;[Source.B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7]&amp;&quot;', &quot;&amp;[Source.$C$2]&amp;&quot;, &quot;&quot;&quot;&amp;[Source.C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8]&amp;&quot;', &quot;&amp;[Source.$B$2]&amp;&quot;, &quot;&quot;&quot;&amp;[Source.B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8]&amp;&quot;', &quot;&amp;[Source.$C$2]&amp;&quot;, &quot;&quot;&quot;&amp;[Source.C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9]&amp;&quot;', &quot;&amp;[Source.$B$2]&amp;&quot;, &quot;&quot;&quot;&amp;[Source.B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9]&amp;&quot;', &quot;&amp;[Source.$C$2]&amp;&quot;, &quot;&quot;&quot;&amp;[Source.C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0]&amp;&quot;', &quot;&amp;[Source.$B$2]&amp;&quot;, &quot;&quot;&quot;&amp;[Source.B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0]&amp;&quot;', &quot;&amp;[Source.$C$2]&amp;&quot;, &quot;&quot;&quot;&amp;[Source.C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1]&amp;&quot;', &quot;&amp;[Source.$B$2]&amp;&quot;, &quot;&quot;&quot;&amp;[Source.B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1]&amp;&quot;', &quot;&amp;[Source.$C$2]&amp;&quot;, &quot;&quot;&quot;&amp;[Source.C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2]&amp;&quot;', &quot;&amp;[Source.$B$2]&amp;&quot;, &quot;&quot;&quot;&amp;[Source.B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2]&amp;&quot;', &quot;&amp;[Source.$C$2]&amp;&quot;, &quot;&quot;&quot;&amp;[Source.C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3]&amp;&quot;', &quot;&amp;[Source.$B$2]&amp;&quot;, &quot;&quot;&quot;&amp;[Source.B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3]&amp;&quot;', &quot;&amp;[Source.$C$2]&amp;&quot;, &quot;&quot;&quot;&amp;[Source.C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4]&amp;&quot;', &quot;&amp;[Source.$B$2]&amp;&quot;, &quot;&quot;&quot;&amp;[Source.B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4]&amp;&quot;', &quot;&amp;[Source.$C$2]&amp;&quot;, &quot;&quot;&quot;&amp;[Source.C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5]&amp;&quot;', &quot;&amp;[Source.$B$2]&amp;&quot;, &quot;&quot;&quot;&amp;[Source.B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5]&amp;&quot;', &quot;&amp;[Source.$C$2]&amp;&quot;, &quot;&quot;&quot;&amp;[Source.C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6]&amp;&quot;', &quot;&amp;[Source.$B$2]&amp;&quot;, &quot;&quot;&quot;&amp;[Source.B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6]&amp;&quot;', &quot;&amp;[Source.$C$2]&amp;&quot;, &quot;&quot;&quot;&amp;[Source.C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 table:number-rows-repeated="88">
          <table:table-cell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2" table:number-rows-repeated="104841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versions" table:style-name="ta1">
        <table:table-column table:style-name="co4" table:default-cell-style-name="Default"/>
        <table:table-column table:style-name="co6" table:default-cell-style-name="Default"/>
        <table:table-column table:style-name="co6" table:default-cell-style-name="ce4"/>
        <table:table-column table:style-name="co9" table:default-cell-style-name="Default"/>
        <table:table-column table:style-name="co10" table:default-cell-style-name="Default"/>
        <table:table-column table:style-name="co6" table:default-cell-style-name="ce4"/>
        <table:table-column table:style-name="co11" table:default-cell-style-name="Default"/>
        <table:table-row table:style-name="ro3">
          <table:table-cell table:style-name="ce2" office:value-type="string" calcext:value-type="string">
            <text:p>Point </text:p>
          </table:table-cell>
          <table:table-cell table:style-name="ce2" office:value-type="string" calcext:value-type="string">
            <text:p>Pixel</text:p>
          </table:table-cell>
          <table:table-cell table:style-name="ce3" office:value-type="string" calcext:value-type="string">
            <text:p>Valeur (pt)</text:p>
          </table:table-cell>
          <table:table-cell table:style-name="ce5" office:value-type="string" calcext:value-type="string">
            <text:p>Point → pixel</text:p>
          </table:table-cell>
          <table:table-cell table:style-name="ce2" office:value-type="string" calcext:value-type="string">
            <text:p>Valeur de base (px)</text:p>
          </table:table-cell>
          <table:table-cell table:style-name="ce3" office:value-type="string" calcext:value-type="string">
            <text:p>Valeur (px)</text:p>
          </table:table-cell>
          <table:table-cell table:style-name="ce5" office:value-type="string" calcext:value-type="string">
            <text:p>Pixel → e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11" calcext:value-type="float">
            <text:p>11</text:p>
          </table:table-cell>
          <table:table-cell table:formula="of:=&quot;font-size: &quot; &amp;[.$B$2]*[.C2]&amp;&quot;px;&quot;" office:value-type="string" office:string-value="font-size: 14,666663px;" calcext:value-type="string">
            <text:p>font-size: 14,666663px;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&quot;font-size: &quot; &amp;TRUNC([.F2]/[.$E$2];5)&amp;&quot;em;&quot;" office:value-type="string" office:string-value="font-size: 0,78571em;" calcext:value-type="string">
            <text:p>font-size: 0,78571em;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formula="of:=&quot;font-size: &quot; &amp;[.$B$2]*[.C3]&amp;&quot;px;&quot;" office:value-type="string" office:string-value="font-size: 15,999996px;" calcext:value-type="string">
            <text:p>font-size: 15,999996px;</text:p>
          </table:table-cell>
          <table:table-cell/>
          <table:table-cell office:value-type="float" office:value="12" calcext:value-type="float">
            <text:p>12</text:p>
          </table:table-cell>
          <table:table-cell table:formula="of:=&quot;font-size: &quot; &amp;TRUNC([.F3]/[.$E$2];5)&amp;&quot;em;&quot;" office:value-type="string" office:string-value="font-size: 0,85714em;" calcext:value-type="string">
            <text:p>font-size: 0,85714em;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&quot;font-size: &quot; &amp;[.$B$2]*[.C4]&amp;&quot;px;&quot;" office:value-type="string" office:string-value="font-size: 17,333329px;" calcext:value-type="string">
            <text:p>font-size: 17,333329px;</text:p>
          </table:table-cell>
          <table:table-cell/>
          <table:table-cell office:value-type="float" office:value="13" calcext:value-type="float">
            <text:p>13</text:p>
          </table:table-cell>
          <table:table-cell table:formula="of:=&quot;font-size: &quot; &amp;TRUNC([.F4]/[.$E$2];5)&amp;&quot;em;&quot;" office:value-type="string" office:string-value="font-size: 0,92857em;" calcext:value-type="string">
            <text:p>font-size: 0,92857em;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&quot;font-size: &quot; &amp;[.$B$2]*[.C5]&amp;&quot;px;&quot;" office:value-type="string" office:string-value="font-size: 18,666662px;" calcext:value-type="string">
            <text:p>font-size: 18,666662px;</text:p>
          </table:table-cell>
          <table:table-cell/>
          <table:table-cell office:value-type="float" office:value="14" calcext:value-type="float">
            <text:p>14</text:p>
          </table:table-cell>
          <table:table-cell table:formula="of:=&quot;font-size: &quot; &amp;TRUNC([.F5]/[.$E$2];5)&amp;&quot;em;&quot;" office:value-type="string" office:string-value="font-size: 1em;" calcext:value-type="string">
            <text:p>font-size: 1em;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&quot;font-size: &quot; &amp;[.$B$2]*[.C6]&amp;&quot;px;&quot;" office:value-type="string" office:string-value="font-size: 19,999995px;" calcext:value-type="string">
            <text:p>font-size: 19,999995px;</text:p>
          </table:table-cell>
          <table:table-cell/>
          <table:table-cell office:value-type="float" office:value="15" calcext:value-type="float">
            <text:p>15</text:p>
          </table:table-cell>
          <table:table-cell table:formula="of:=&quot;font-size: &quot; &amp;TRUNC([.F6]/[.$E$2];5)&amp;&quot;em;&quot;" office:value-type="string" office:string-value="font-size: 1,07142em;" calcext:value-type="string">
            <text:p>font-size: 1,07142em;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&quot;font-size: &quot; &amp;[.$B$2]*[.C7]&amp;&quot;px;&quot;" office:value-type="string" office:string-value="font-size: 21,333328px;" calcext:value-type="string">
            <text:p>font-size: 21,333328px;</text:p>
          </table:table-cell>
          <table:table-cell/>
          <table:table-cell office:value-type="float" office:value="16" calcext:value-type="float">
            <text:p>16</text:p>
          </table:table-cell>
          <table:table-cell table:formula="of:=&quot;font-size: &quot; &amp;TRUNC([.F7]/[.$E$2];5)&amp;&quot;em;&quot;" office:value-type="string" office:string-value="font-size: 1,14285em;" calcext:value-type="string">
            <text:p>font-size: 1,14285em;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&quot;font-size: &quot; &amp;[.$B$2]*[.C8]&amp;&quot;px;&quot;" office:value-type="string" office:string-value="font-size: 22,666661px;" calcext:value-type="string">
            <text:p>font-size: 22,666661px;</text:p>
          </table:table-cell>
          <table:table-cell/>
          <table:table-cell office:value-type="float" office:value="17" calcext:value-type="float">
            <text:p>17</text:p>
          </table:table-cell>
          <table:table-cell table:formula="of:=&quot;font-size: &quot; &amp;TRUNC([.F8]/[.$E$2];5)&amp;&quot;em;&quot;" office:value-type="string" office:string-value="font-size: 1,21428em;" calcext:value-type="string">
            <text:p>font-size: 1,21428em;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&quot;font-size: &quot; &amp;[.$B$2]*[.C9]&amp;&quot;px;&quot;" office:value-type="string" office:string-value="font-size: 23,999994px;" calcext:value-type="string">
            <text:p>font-size: 23,999994px;</text:p>
          </table:table-cell>
          <table:table-cell/>
          <table:table-cell office:value-type="float" office:value="18" calcext:value-type="float">
            <text:p>18</text:p>
          </table:table-cell>
          <table:table-cell table:formula="of:=&quot;font-size: &quot; &amp;TRUNC([.F9]/[.$E$2];5)&amp;&quot;em;&quot;" office:value-type="string" office:string-value="font-size: 1,28571em;" calcext:value-type="string">
            <text:p>font-size: 1,28571em;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&quot;font-size: &quot; &amp;[.$B$2]*[.C10]&amp;&quot;px;&quot;" office:value-type="string" office:string-value="font-size: 25,333327px;" calcext:value-type="string">
            <text:p>font-size: 25,333327px;</text:p>
          </table:table-cell>
          <table:table-cell/>
          <table:table-cell office:value-type="float" office:value="19" calcext:value-type="float">
            <text:p>19</text:p>
          </table:table-cell>
          <table:table-cell table:formula="of:=&quot;font-size: &quot; &amp;TRUNC([.F10]/[.$E$2];5)&amp;&quot;em;&quot;" office:value-type="string" office:string-value="font-size: 1,35714em;" calcext:value-type="string">
            <text:p>font-size: 1,35714em;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&quot;font-size: &quot; &amp;[.$B$2]*[.C11]&amp;&quot;px;&quot;" office:value-type="string" office:string-value="font-size: 26,66666px;" calcext:value-type="string">
            <text:p>font-size: 26,66666px;</text:p>
          </table:table-cell>
          <table:table-cell/>
          <table:table-cell office:value-type="float" office:value="20" calcext:value-type="float">
            <text:p>20</text:p>
          </table:table-cell>
          <table:table-cell table:formula="of:=&quot;font-size: &quot; &amp;TRUNC([.F11]/[.$E$2];5)&amp;&quot;em;&quot;" office:value-type="string" office:string-value="font-size: 1,42857em;" calcext:value-type="string">
            <text:p>font-size: 1,42857em;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&quot;font-size: &quot; &amp;[.$B$2]*[.C12]&amp;&quot;px;&quot;" office:value-type="string" office:string-value="font-size: 27,999993px;" calcext:value-type="string">
            <text:p>font-size: 27,999993px;</text:p>
          </table:table-cell>
          <table:table-cell/>
          <table:table-cell office:value-type="float" office:value="21" calcext:value-type="float">
            <text:p>21</text:p>
          </table:table-cell>
          <table:table-cell table:formula="of:=&quot;font-size: &quot; &amp;TRUNC([.F12]/[.$E$2];5)&amp;&quot;em;&quot;" office:value-type="string" office:string-value="font-size: 1,5em;" calcext:value-type="string">
            <text:p>font-size: 1,5em;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&quot;font-size: &quot; &amp;[.$B$2]*[.C13]&amp;&quot;px;&quot;" office:value-type="string" office:string-value="font-size: 29,333326px;" calcext:value-type="string">
            <text:p>font-size: 29,333326px;</text:p>
          </table:table-cell>
          <table:table-cell/>
          <table:table-cell office:value-type="float" office:value="22" calcext:value-type="float">
            <text:p>22</text:p>
          </table:table-cell>
          <table:table-cell table:formula="of:=&quot;font-size: &quot; &amp;TRUNC([.F13]/[.$E$2];5)&amp;&quot;em;&quot;" office:value-type="string" office:string-value="font-size: 1,57142em;" calcext:value-type="string">
            <text:p>font-size: 1,57142em;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&quot;font-size: &quot; &amp;[.$B$2]*[.C14]&amp;&quot;px;&quot;" office:value-type="string" office:string-value="font-size: 30,666659px;" calcext:value-type="string">
            <text:p>font-size: 30,666659px;</text:p>
          </table:table-cell>
          <table:table-cell/>
          <table:table-cell office:value-type="float" office:value="23" calcext:value-type="float">
            <text:p>23</text:p>
          </table:table-cell>
          <table:table-cell table:formula="of:=&quot;font-size: &quot; &amp;TRUNC([.F14]/[.$E$2];5)&amp;&quot;em;&quot;" office:value-type="string" office:string-value="font-size: 1,64285em;" calcext:value-type="string">
            <text:p>font-size: 1,64285em;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&quot;font-size: &quot; &amp;[.$B$2]*[.C15]&amp;&quot;px;&quot;" office:value-type="string" office:string-value="font-size: 31,999992px;" calcext:value-type="string">
            <text:p>font-size: 31,999992px;</text:p>
          </table:table-cell>
          <table:table-cell/>
          <table:table-cell office:value-type="float" office:value="24" calcext:value-type="float">
            <text:p>24</text:p>
          </table:table-cell>
          <table:table-cell table:formula="of:=&quot;font-size: &quot; &amp;TRUNC([.F15]/[.$E$2];5)&amp;&quot;em;&quot;" office:value-type="string" office:string-value="font-size: 1,71428em;" calcext:value-type="string">
            <text:p>font-size: 1,71428em;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formula="of:=&quot;font-size: &quot; &amp;[.$B$2]*[.C16]&amp;&quot;px;&quot;" office:value-type="string" office:string-value="font-size: 33,333325px;" calcext:value-type="string">
            <text:p>font-size: 33,333325px;</text:p>
          </table:table-cell>
          <table:table-cell/>
          <table:table-cell office:value-type="float" office:value="25" calcext:value-type="float">
            <text:p>25</text:p>
          </table:table-cell>
          <table:table-cell table:formula="of:=&quot;font-size: &quot; &amp;TRUNC([.F16]/[.$E$2];5)&amp;&quot;em;&quot;" office:value-type="string" office:string-value="font-size: 1,78571em;" calcext:value-type="string">
            <text:p>font-size: 1,78571em;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formula="of:=&quot;font-size: &quot; &amp;[.$B$2]*[.C17]&amp;&quot;px;&quot;" office:value-type="string" office:string-value="font-size: 34,666658px;" calcext:value-type="string">
            <text:p>font-size: 34,666658px;</text:p>
          </table:table-cell>
          <table:table-cell/>
          <table:table-cell office:value-type="float" office:value="26" calcext:value-type="float">
            <text:p>26</text:p>
          </table:table-cell>
          <table:table-cell table:formula="of:=&quot;font-size: &quot; &amp;TRUNC([.F17]/[.$E$2];5)&amp;&quot;em;&quot;" office:value-type="string" office:string-value="font-size: 1,85714em;" calcext:value-type="string">
            <text:p>font-size: 1,85714em;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formula="of:=&quot;font-size: &quot; &amp;[.$B$2]*[.C18]&amp;&quot;px;&quot;" office:value-type="string" office:string-value="font-size: 35,999991px;" calcext:value-type="string">
            <text:p>font-size: 35,999991px;</text:p>
          </table:table-cell>
          <table:table-cell/>
          <table:table-cell office:value-type="float" office:value="27" calcext:value-type="float">
            <text:p>27</text:p>
          </table:table-cell>
          <table:table-cell table:formula="of:=&quot;font-size: &quot; &amp;TRUNC([.F18]/[.$E$2];5)&amp;&quot;em;&quot;" office:value-type="string" office:string-value="font-size: 1,92857em;" calcext:value-type="string">
            <text:p>font-size: 1,92857em;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formula="of:=&quot;font-size: &quot; &amp;[.$B$2]*[.C19]&amp;&quot;px;&quot;" office:value-type="string" office:string-value="font-size: 37,333324px;" calcext:value-type="string">
            <text:p>font-size: 37,333324px;</text:p>
          </table:table-cell>
          <table:table-cell/>
          <table:table-cell office:value-type="float" office:value="28" calcext:value-type="float">
            <text:p>28</text:p>
          </table:table-cell>
          <table:table-cell table:formula="of:=&quot;font-size: &quot; &amp;TRUNC([.F19]/[.$E$2];5)&amp;&quot;em;&quot;" office:value-type="string" office:string-value="font-size: 2em;" calcext:value-type="string">
            <text:p>font-size: 2em;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formula="of:=&quot;font-size: &quot; &amp;[.$B$2]*[.C20]&amp;&quot;px;&quot;" office:value-type="string" office:string-value="font-size: 38,666657px;" calcext:value-type="string">
            <text:p>font-size: 38,666657px;</text:p>
          </table:table-cell>
          <table:table-cell/>
          <table:table-cell office:value-type="float" office:value="29" calcext:value-type="float">
            <text:p>29</text:p>
          </table:table-cell>
          <table:table-cell table:formula="of:=&quot;font-size: &quot; &amp;TRUNC([.F20]/[.$E$2];5)&amp;&quot;em;&quot;" office:value-type="string" office:string-value="font-size: 2,07142em;" calcext:value-type="string">
            <text:p>font-size: 2,07142em;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&quot;font-size: &quot; &amp;[.$B$2]*[.C21]&amp;&quot;px;&quot;" office:value-type="string" office:string-value="font-size: 39,99999px;" calcext:value-type="string">
            <text:p>font-size: 39,99999px;</text:p>
          </table:table-cell>
          <table:table-cell/>
          <table:table-cell office:value-type="float" office:value="30" calcext:value-type="float">
            <text:p>30</text:p>
          </table:table-cell>
          <table:table-cell table:formula="of:=&quot;font-size: &quot; &amp;TRUNC([.F21]/[.$E$2];5)&amp;&quot;em;&quot;" office:value-type="string" office:string-value="font-size: 2,14285em;" calcext:value-type="string">
            <text:p>font-size: 2,14285em;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formula="of:=&quot;font-size: &quot; &amp;[.$B$2]*[.C22]&amp;&quot;px;&quot;" office:value-type="string" office:string-value="font-size: 41,333323px;" calcext:value-type="string">
            <text:p>font-size: 41,333323px;</text:p>
          </table:table-cell>
          <table:table-cell/>
          <table:table-cell office:value-type="float" office:value="31" calcext:value-type="float">
            <text:p>31</text:p>
          </table:table-cell>
          <table:table-cell table:formula="of:=&quot;font-size: &quot; &amp;TRUNC([.F22]/[.$E$2];5)&amp;&quot;em;&quot;" office:value-type="string" office:string-value="font-size: 2,21428em;" calcext:value-type="string">
            <text:p>font-size: 2,21428em;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formula="of:=&quot;font-size: &quot; &amp;[.$B$2]*[.C23]&amp;&quot;px;&quot;" office:value-type="string" office:string-value="font-size: 42,666656px;" calcext:value-type="string">
            <text:p>font-size: 42,666656px;</text:p>
          </table:table-cell>
          <table:table-cell/>
          <table:table-cell office:value-type="float" office:value="32" calcext:value-type="float">
            <text:p>32</text:p>
          </table:table-cell>
          <table:table-cell table:formula="of:=&quot;font-size: &quot; &amp;TRUNC([.F23]/[.$E$2];5)&amp;&quot;em;&quot;" office:value-type="string" office:string-value="font-size: 2,28571em;" calcext:value-type="string">
            <text:p>font-size: 2,28571em;</text:p>
          </table:table-cell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00-00-00</text:date>, <text:time style:data-style-name="N2" text:time-value="10:49:55.390675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ser </meta:initial-creator>
    <meta:creation-date>2011-10-28T15:22:39</meta:creation-date>
    <dc:date>2016-01-15T14:30:14.210052525</dc:date>
    <dc:creator>ssoares </dc:creator>
    <meta:editing-duration>P7DT10H55M26S</meta:editing-duration>
    <meta:editing-cycles>105</meta:editing-cycles>
    <meta:generator>LibreOffice/4.2.8.2$Linux_X86_64 LibreOffice_project/420m0$Build-2</meta:generator>
    <meta:document-statistic meta:table-count="3" meta:cell-count="387" meta:object-count="0"/>
  </office:meta>
</office:document-meta>
</file>